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ans" officeooo:rsid="000ecbde" officeooo:paragraph-rsid="000ecbde"/>
    </style:style>
    <style:style style:name="P2" style:family="paragraph" style:parent-style-name="Standard">
      <style:paragraph-properties fo:line-height="100%"/>
      <style:text-properties style:font-name="Liberation Sans" style:text-underline-style="solid" style:text-underline-width="auto" style:text-underline-color="font-color" fo:font-weight="bold" officeooo:rsid="000ecbde" officeooo:paragraph-rsid="000ecbde" style:font-weight-asian="bold" style:font-weight-complex="bold"/>
    </style:style>
    <style:style style:name="P3" style:family="paragraph" style:parent-style-name="Standard">
      <style:paragraph-properties fo:line-height="100%"/>
      <style:text-properties style:font-name="Liberation Sans" style:text-underline-style="none" fo:font-weight="normal" officeooo:rsid="000ecbde" officeooo:paragraph-rsid="000ecbde" style:font-weight-asian="normal" style:font-weight-complex="normal"/>
    </style:style>
    <style:style style:name="P4" style:family="paragraph" style:parent-style-name="Standard">
      <style:paragraph-properties fo:line-height="100%"/>
      <style:text-properties style:font-name="Liberation Sans" style:text-underline-style="none" fo:font-weight="normal" officeooo:rsid="000ecbde" officeooo:paragraph-rsid="000ecbde" style:font-weight-asian="normal" style:font-weight-complex="normal"/>
    </style:style>
    <style:style style:name="P5" style:family="paragraph" style:parent-style-name="Standard">
      <style:paragraph-properties fo:line-height="100%"/>
      <style:text-properties style:font-name="Liberation Sans" officeooo:rsid="000ecbde" officeooo:paragraph-rsid="000ecbd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GRAM :</text:span> </text:p>
      <text:p text:style-name="P1"/>
      <text:p text:style-name="P1">#include &lt;stdio.h&gt;</text:p>
      <text:p text:style-name="P1">int n;</text:p>
      <text:p text:style-name="P1">struct process{</text:p>
      <text:p text:style-name="P1"><text:s text:c="4"/>int id,at,bt,completed,priority,rt;</text:p>
      <text:p text:style-name="P1">}p[10];</text:p>
      <text:p text:style-name="P1">int main()</text:p>
      <text:p text:style-name="P1">{</text:p>
      <text:p text:style-name="P1"><text:s text:c="4"/>int completiontime,i,smallest;</text:p>
      <text:p text:style-name="P1"><text:s text:c="4"/>int count=0,time;</text:p>
      <text:p text:style-name="P1"><text:s text:c="4"/>float sumWait=0,sumTurnaround=0;</text:p>
      <text:p text:style-name="P1"><text:s text:c="4"/>printf("Enter no. of processes : ");</text:p>
      <text:p text:style-name="P1"><text:s text:c="4"/>scanf("%d",&amp;n);</text:p>
      <text:p text:style-name="P1"><text:s text:c="4"/>for(i=0;i&lt;n;i++)</text:p>
      <text:p text:style-name="P1"><text:s text:c="4"/>{</text:p>
      <text:p text:style-name="P1"><text:s text:c="8"/>printf("Enter the arrival time of P%d : ",i+1);</text:p>
      <text:p text:style-name="P1"><text:s text:c="8"/>scanf("%d",&amp;p[i].at);</text:p>
      <text:p text:style-name="P1"><text:s text:c="8"/>printf("Enter the burst time of P%d : ",i+1);</text:p>
      <text:p text:style-name="P1"><text:s text:c="8"/>scanf("%d",&amp;p[i].bt);</text:p>
      <text:p text:style-name="P1"><text:s text:c="8"/>printf("Enter the priority of P%d : ",i+1);</text:p>
      <text:p text:style-name="P1"><text:s text:c="8"/>scanf("%d",&amp;p[i].priority);</text:p>
      <text:p text:style-name="P1"><text:s text:c="8"/>p[i].rt=p[i].bt;</text:p>
      <text:p text:style-name="P1"><text:s text:c="8"/>p[i].completed=0;</text:p>
      <text:p text:style-name="P1"><text:s text:c="8"/>p[i].id=i+1;</text:p>
      <text:p text:style-name="P1"><text:s text:c="4"/>}</text:p>
      <text:p text:style-name="P1"><text:s text:c="4"/>time=0;</text:p>
      <text:p text:style-name="P1"><text:s text:c="4"/>printf("\nPid\tAT\tPrio\tBT\tCT\tTAT\tWT");</text:p>
      <text:p text:style-name="P1"><text:s text:c="4"/>int temp,maxPrio;</text:p>
      <text:p text:style-name="P1"><text:s text:c="4"/>while(count!=n){</text:p>
      <text:p text:style-name="P1"><text:s text:c="8"/>for(i=0;i&lt;n;i++){</text:p>
      <text:p text:style-name="P1"><text:s text:c="12"/>if(p[i].at&lt;=time &amp;&amp; p[i].completed==0){</text:p>
      <text:p text:style-name="P1"><text:s text:c="16"/>maxPrio=p[i].priority;</text:p>
      <text:p text:style-name="P1"><text:s text:c="16"/>break;</text:p>
      <text:p text:style-name="P1"><text:s text:c="12"/>}</text:p>
      <text:p text:style-name="P1"><text:s text:c="8"/>}</text:p>
      <text:p text:style-name="P1"><text:s text:c="8"/>for(i=0;i&lt;n;i++){</text:p>
      <text:p text:style-name="P1"><text:s text:c="12"/>if(p[i].at&lt;=time &amp;&amp; p[i].priority&lt;=maxPrio &amp;&amp; p[i].completed==0){</text:p>
      <text:p text:style-name="P1"><text:s text:c="16"/>maxPrio=p[i].priority;</text:p>
      <text:p text:style-name="P1"><text:s text:c="16"/>smallest=i;</text:p>
      <text:p text:style-name="P1"><text:s text:c="12"/>}</text:p>
      <text:p text:style-name="P1"><text:s text:c="8"/>}</text:p>
      <text:p text:style-name="P1"><text:s text:c="8"/>if(p[smallest].at&gt;=time)</text:p>
      <text:p text:style-name="P1"><text:s text:c="12"/>p[smallest].rt += (p[smallest].at-time);</text:p>
      <text:p text:style-name="P1"><text:s text:c="8"/>time += p[smallest].rt;</text:p>
      <text:p text:style-name="P1"><text:s text:c="8"/>p[smallest].rt -= p[smallest].rt;</text:p>
      <text:p text:style-name="P1"><text:s text:c="8"/>p[smallest].completed=1;</text:p>
      <text:p text:style-name="P1"><text:s text:c="8"/>if(p[smallest].rt==0){</text:p>
      <text:p text:style-name="P1"><text:s text:c="12"/>count++;</text:p>
      <text:p text:style-name="P1"><text:s text:c="12"/>completiontime = time;</text:p>
      <text:p text:style-name="P1"><text:s text:c="12"/>sumWait += (completiontime-p[smallest].at-p[smallest].bt);</text:p>
      <text:p text:style-name="P1"><text:s text:c="12"/>sumTurnaround += (completiontime-p[smallest].at);</text:p>
      <text:p text:style-name="P1"><text:soft-page-break/><text:s text:c="12"/>printf("\nP%d\t%d\t%d\t%d\t%d\t%d\t%d\t",p[smallest].id,p[smallest].at,p[smallest].priority,p[smallest].bt,completiontime,completiontime-p[smallest].at,completiontime-p[smallest].at-p[smallest].bt);</text:p>
      <text:p text:style-name="P1"><text:s text:c="8"/>}</text:p>
      <text:p text:style-name="P1"><text:s text:c="4"/>}</text:p>
      <text:p text:style-name="P1"><text:s text:c="4"/>printf("\nAvg Wt=%.2f \nAvg Tat=%.2f \n",sumWait/n,sumTurnaround/n);</text:p>
      <text:p text:style-name="P1">}</text:p>
      <text:p text:style-name="P1"/>
      <text:p text:style-name="P2">OUTPUT:</text:p>
      <text:p text:style-name="P2"/>
      <text:p text:style-name="P3">Enter no. of processes : 5</text:p>
      <text:p text:style-name="P3">Enter the arrival time of P1 : 0</text:p>
      <text:p text:style-name="P3">Enter the burst time of P1 : 3</text:p>
      <text:p text:style-name="P3">Enter the priority of P1 : 3</text:p>
      <text:p text:style-name="P3">Enter the arrival time of P2 : 1</text:p>
      <text:p text:style-name="P3">Enter the burst time of P2 : 6</text:p>
      <text:p text:style-name="P3">Enter the priority of P2 : 4</text:p>
      <text:p text:style-name="P3">Enter the arrival time of P3 : 3</text:p>
      <text:p text:style-name="P3">Enter the burst time of P3 : 1</text:p>
      <text:p text:style-name="P3">Enter the priority of P3 : 9</text:p>
      <text:p text:style-name="P3">Enter the arrival time of P4 : 2</text:p>
      <text:p text:style-name="P3">Enter the burst time of P4 : 2</text:p>
      <text:p text:style-name="P3">Enter the priority of P4 : 7</text:p>
      <text:p text:style-name="P3">Enter the arrival time of P5 : 4</text:p>
      <text:p text:style-name="P3">Enter the burst time of P5 : 4</text:p>
      <text:p text:style-name="P3">Enter the priority of P5 : 8</text:p>
      <text:p text:style-name="P3"/>
      <text:p text:style-name="P3">Pid <text:s text:c="4"/>AT <text:s text:c="5"/>Prio <text:s text:c="3"/>BT <text:s text:c="5"/>CT <text:s text:c="5"/>TAT <text:s text:c="4"/>WT</text:p>
      <text:p text:style-name="P3">P1 <text:s text:c="5"/>0 <text:s text:c="7"/>3 <text:s text:c="7"/>3 <text:s text:c="8"/>3 <text:s text:c="8"/>3 <text:s text:c="8"/>0</text:p>
      <text:p text:style-name="P3">P2 <text:s text:c="5"/>1 <text:s text:c="7"/>4 <text:s text:c="7"/>6 <text:s text:c="8"/>9 <text:s text:c="8"/>8 <text:s text:c="8"/>2</text:p>
      <text:p text:style-name="P3">P4 <text:s text:c="5"/>2 <text:s text:c="7"/>7 <text:s text:c="7"/>2 <text:s text:c="8"/>11 <text:s text:c="6"/>9 <text:s text:c="8"/>7</text:p>
      <text:p text:style-name="P3">P5 <text:s text:c="5"/>4 <text:s text:c="7"/>8 <text:s text:c="7"/>4 <text:s text:c="8"/>15 <text:s text:c="6"/>11 <text:s text:c="6"/>7</text:p>
      <text:p text:style-name="P3">P3 <text:s text:c="5"/>3 <text:s text:c="7"/>9 <text:s text:c="7"/>1 <text:s text:c="8"/>16 <text:s text:c="6"/>13 <text:s text:c="6"/>12</text:p>
      <text:p text:style-name="P3">Avg Wt=5.60 </text:p>
      <text:p text:style-name="P3">Avg Tat=8.8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1T19:50:37.155000000</meta:creation-date>
    <dc:date>2022-12-05T07:34:10.180000000</dc:date>
    <meta:editing-duration>PT10M31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81" meta:word-count="281" meta:character-count="2591" meta:non-whitespace-character-count="1762"/>
  </office:meta>
</office:document-meta>
</file>